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9">
            <text:p>HAR-1019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4700.0">
            <text:p>470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6">
            <text:p>-2.3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5">
            <text:p>HAR-1575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2560.0">
            <text:p>256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6">
            <text:p>-1.1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6">
            <text:p>HAR-1576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4410.0">
            <text:p>441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NPL-113">
            <text:p>NPL-113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970.0">
            <text:p>59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69">
            <text:p>-3.69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9">
            <text:p>HAR-157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3800.0">
            <text:p>380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6">
            <text:p>-1.9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301">
            <text:p>HAR-301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740.0">
            <text:p>574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8">
            <text:p>HAR-1018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3740.0">
            <text:p>374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Birm-400">
            <text:p>Birm-400</text:p>
          </table:table-cell>
          <table:table-cell office:value-type="float" office:value="52.24">
            <text:p>52.24</text:p>
          </table:table-cell>
          <table:table-cell office:value-type="float" office:value="-4.3">
            <text:p>-4.3</text:p>
          </table:table-cell>
          <table:table-cell office:value-type="float" office:value="8740.0">
            <text:p>8740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2.16">
            <text:p>-22.16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6">
            <text:p>HAR-1016</text:p>
          </table:table-cell>
          <table:table-cell office:value-type="float" office:value="52.51">
            <text:p>52.51</text:p>
          </table:table-cell>
          <table:table-cell office:value-type="float" office:value="-4.03">
            <text:p>-4.03</text:p>
          </table:table-cell>
          <table:table-cell office:value-type="float" office:value="1510.0">
            <text:p>151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299">
            <text:p>HAR-29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130.0">
            <text:p>5130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17">
            <text:p>HAR-1017</text:p>
          </table:table-cell>
          <table:table-cell office:value-type="float" office:value="52.51">
            <text:p>52.51</text:p>
          </table:table-cell>
          <table:table-cell office:value-type="float" office:value="-4.03">
            <text:p>-4.03</text:p>
          </table:table-cell>
          <table:table-cell office:value-type="float" office:value="3050.0">
            <text:p>305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572">
            <text:p>HAR-1572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1140.0">
            <text:p>11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Q-382">
            <text:p>Q-382</text:p>
          </table:table-cell>
          <table:table-cell office:value-type="float" office:value="52.52">
            <text:p>52.52</text:p>
          </table:table-cell>
          <table:table-cell office:value-type="float" office:value="-4.05">
            <text:p>-4.05</text:p>
          </table:table-cell>
          <table:table-cell office:value-type="float" office:value="5898.0">
            <text:p>5898.0</text:p>
          </table:table-cell>
          <table:table-cell office:value-type="float" office:value="135.0">
            <text:p>1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300">
            <text:p>HAR-300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5170.0">
            <text:p>517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Birm-229">
            <text:p>Birm-229</text:p>
          </table:table-cell>
          <table:table-cell office:value-type="float" office:value="52.43">
            <text:p>52.43</text:p>
          </table:table-cell>
          <table:table-cell office:value-type="float" office:value="-4.08">
            <text:p>-4.08</text:p>
          </table:table-cell>
          <table:table-cell office:value-type="float" office:value="10100.0">
            <text:p>10100.0</text:p>
          </table:table-cell>
          <table:table-cell office:value-type="float" office:value="250.0">
            <text:p>2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9">
            <text:p>-4.99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HAR-1020">
            <text:p>HAR-1020</text:p>
          </table:table-cell>
          <table:table-cell office:value-type="float" office:value="52.52">
            <text:p>52.52</text:p>
          </table:table-cell>
          <table:table-cell office:value-type="float" office:value="-4.03">
            <text:p>-4.03</text:p>
          </table:table-cell>
          <table:table-cell office:value-type="float" office:value="5150.0">
            <text:p>515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Aberystwyth">
            <text:p>Aberystwyth</text:p>
          </table:table-cell>
          <table:table-cell office:value-type="string" office:value="radiocarbon">
            <text:p>radiocarbon</text:p>
          </table:table-cell>
          <table:table-cell office:value-type="string" office:value="Q-712">
            <text:p>Q-712</text:p>
          </table:table-cell>
          <table:table-cell office:value-type="float" office:value="52.48">
            <text:p>52.48</text:p>
          </table:table-cell>
          <table:table-cell office:value-type="float" office:value="-4.05">
            <text:p>-4.05</text:p>
          </table:table-cell>
          <table:table-cell office:value-type="float" office:value="2900.0">
            <text:p>290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6">
            <text:p>-0.8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HeyworthKidson1982,ShennanEtal2018">
            <text:p>HeyworthKid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